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LLUSTRATIONS (13:1-9, 18-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LLUSTRATIONS (13:1-9, 18-3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two illustrations (13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two illustrations (13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illustration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econd illustration (13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ILLUSTRATIONS (13:1-9, 18-3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two illustrations (13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ird illustration (13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ird illustration (13:6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A man plans to cut down a fig tree that has no fruit during the three years after its planting (13:6-7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gardener suggests he wait one more year (13:8-9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ILLUSTRATIONS (13:1-9, 18-30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two illustrations (13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ird illustration (13:6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urth and fifth illustrations (13:18-2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ourth and fifth illustrations (13:18-2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llustration of the mustard seed (13:18-1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llustration of the yeast (13:20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ILLUSTRATIONS (13:1-9, 18-30):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two illustrations (13:1-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ird illustration (13:6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ourth and fifth illustrations (13:18-2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ixth illustration (13:22-3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ixth illustration (13:22-30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Jews who depend on their physical births will not be allowed into heaven (13:22-28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entiles who depend on their spiritual births will be allowed into heaven (13:29-30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ILLUSTRATIONS (13:1-9, 18-30):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First two illustrations (13:1-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ird illustration (13:6-9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Fourth and fifth illustrations (13:18-21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ixth illustration (13:22-3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LUKE 13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ILLUSTRATIONS (13:1-9, 18-30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FRONTATION (13:10-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CONFRONTATION (13:10-17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reason for this confrontation (13:10-13): Jesus heals a crippled woman in a synagogue on the Sabbath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responses during this confrontation (13:14-16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responses during this confrontation (13:14-16)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riticism of Jesus (13: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ondemnation by Jesus (13:15-16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ondemnation by Jesus (13:15-16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y would no doubt care for a needy animal on the Sabbath (13:15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ow much more important to care for a needy person (13:16)!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responses during this confrontation (13:14-16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riticism of Jesus (13:14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ondemnation by Jesus (13:15-1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ONFRONTATION (13:10-17)<text:s text:c="1"/></text:span><text:span text:style-name="a662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reason for this confrontation (13:10-13): Jesus heals a crippled woman in a synagogue on the Sabbath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responses during this confrontation (13:14-1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results of this confrontation (13: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LUKE 13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ILLUSTRATIONS (13:1-9, 18-3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ONFRONTATION (13:10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DETERMINATION (13:31-3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LAMENTATION (13:34-3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THE LAMENTATION (13:34-35):<text:s text:c="1"/></text:span><text:span text:style-name="a701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pain he feels (13: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prophecy he gives (13:35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9" draw:style-name="a714" draw:master-page-name="Master1-Layout12-tx-Title-and-Text" presentation:presentation-page-layout-name="Master1-PPL12" draw:id="Slide-274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prophecy he gives (13:35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Israel's Temple will soon be destroyed (13:35a).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Israel's people will remain in unbelief until the Millennium (13:35b).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0" draw:style-name="a729" draw:master-page-name="Master1-Layout12-tx-Title-and-Text" presentation:presentation-page-layout-name="Master1-PPL12" draw:id="Slide-275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LAMENTATION (13:34-35):<text:s text:c="1"/></text:span><text:span text:style-name="a731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pain he feels (13:3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rophecy he gives (13:3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12-tx-Title-and-Text" presentation:presentation-page-layout-name="Master1-PPL12" draw:id="Slide-276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LUKE 13</text:span><text:span text:style-name="a746" text:class-names=""/></text:p>
          </draw:text-box>
          <svg:title/>
          <svg:desc/>
        </draw:frame>
        <draw:frame draw:id="id124" presentation:style-name="a764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THE ILLUSTRATIONS (13:1-9, 18-30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THE CONFRONTATION (13:10-17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DETERMINATION (13:31-3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LAMENTATION (13:34-3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3</dc:title>
    <meta:initial-creator>David STRICKLAND</meta:initial-creator>
    <dc:creator>David STRICKLAND</dc:creator>
    <meta:creation-date>2020-02-22T17:34:53Z</meta:creation-date>
    <dc:date>2020-02-22T17:34:53Z</dc:date>
    <meta:template xlink:href="BibleStudy" xlink:type="simple"/>
    <meta:editing-cycles>1</meta:editing-cycles>
    <meta:editing-duration>PT0S</meta:editing-duration>
    <meta:document-statistic meta:paragraph-count="71" meta:word-count="566"/>
  </office:meta>
</office:document-meta>
</file>